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-template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02CBEDF0CE3CF55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language="fr" fo:country="FR" fo:font-weight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0.212cm" fo:margin-right="0.129cm" fo:margin-top="0cm" fo:margin-bottom="0cm" loext:contextual-spacing="false" fo:text-align="end" style:justify-single-word="false" fo:text-indent="0cm" style:auto-text-indent="false"/>
      <style:text-properties fo:font-size="14pt" fo:language="fr" fo:country="FR"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margin-left="7.038cm" fo:margin-right="0cm" fo:text-indent="0cm" style:auto-text-indent="false"/>
    </style:style>
    <style:style style:name="P6" style:family="paragraph" style:parent-style-name="Text_20_body">
      <style:paragraph-properties fo:margin-left="3.889cm" fo:margin-right="5.267cm" fo:margin-top="0cm" fo:margin-bottom="0cm" loext:contextual-spacing="false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.159cm" fo:text-align="center" style:justify-single-word="false" fo:text-indent="0cm" style:auto-text-indent="false"/>
      <style:text-properties fo:font-size="14pt" fo:language="fr" fo:country="FR" fo:font-weight="bold"/>
    </style:style>
    <style:style style:name="P8" style:family="paragraph" style:parent-style-name="Text_20_body">
      <style:paragraph-properties fo:margin-left="2.709cm" fo:margin-right="0cm" fo:text-align="start" style:justify-single-word="false" fo:text-indent="0cm" style:auto-text-indent="false"/>
    </style:style>
    <style:style style:name="fr1" style:family="graphic" style:parent-style-name="Frame">
      <style:graphic-properties fo:margin-left="3.096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 ref. </text:p>
      <text:p text:style-name="P5"> </text:p>
      <text:p text:style-name="P6"> </text:p>
      <text:p text:style-name="P6"> </text:p>
      <text:p text:style-name="P6"> </text:p>
      <text:p text:style-name="P7">SAI</text:p>
      <text:p text:style-name="P7">IDENTIFICATION</text:p>
      <text:p text:style-name="P8"><draw:frame draw:style-name="fr1" draw:name="Moldura1" text:anchor-type="char" svg:x="3.096cm" svg:width="15.399cm" draw:z-index="0"><draw:text-box fo:min-height="0.053cm"><text:p text:style-name="Text_20_body"><draw:frame draw:style-name="fr2" draw:name="Imagem1" text:anchor-type="as-char" svg:width="15.399cm" svg:height="0.053cm" draw:z-index="1"><draw:image xlink:href="Pictures/100002010000024600000002CBEDF0CE3CF55797.png" xlink:type="simple" xlink:show="embed" xlink:actuate="onLoad" loext:mime-type="image/png"/></draw:frame></text:p></draw:text-box></draw:frame> </text:p>
      <text:p text:style-name="P2">DRAFT AUDIT PROGRAMME</text:p>
      <text:p text:style-name="P3"> 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02:28.426000000</meta:creation-date>
    <dc:date>2018-06-14T20:56:45.414000000</dc:date>
    <meta:editing-duration>PT3M58S</meta:editing-duration>
    <meta:editing-cycles>2</meta:editing-cycles>
    <meta:generator>LibreOffice/6.1.3.2$Windows_X86_64 LibreOffice_project/86daf60bf00efa86ad547e59e09d6bb77c699acb</meta:generator>
    <meta:document-statistic meta:table-count="0" meta:image-count="1" meta:object-count="0" meta:page-count="1" meta:paragraph-count="12" meta:word-count="8" meta:character-count="59" meta:non-whitespace-character-count="49"/>
  </office:meta>
</office:document-meta>
</file>